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çã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/>
          <table:table-cell office:value-type="string" calcext:value-type="string">
            <text:p>placa JLCPCB</text:p>
          </table:table-cell>
          <table:table-cell office:value-type="float" office:value="361.2" calcext:value-type="float">
            <text:p>361,2</text:p>
          </table:table-cell>
        </table:table-row>
        <table:table-row table:style-name="ro1">
          <table:table-cell/>
          <table:table-cell office:value-type="string" calcext:value-type="string">
            <text:p>10 conector bateria</text:p>
          </table:table-cell>
          <table:table-cell office:value-type="float" office:value="50.61" calcext:value-type="float">
            <text:p>50,61</text:p>
          </table:table-cell>
        </table:table-row>
        <table:table-row table:style-name="ro1">
          <table:table-cell/>
          <table:table-cell office:value-type="string" calcext:value-type="string">
            <text:p>5 buzzer</text:p>
          </table:table-cell>
          <table:table-cell office:value-type="float" office:value="60.81" calcext:value-type="float">
            <text:p>60,81</text:p>
          </table:table-cell>
        </table:table-row>
        <table:table-row table:style-name="ro1">
          <table:table-cell/>
          <table:table-cell office:value-type="string" calcext:value-type="string">
            <text:p>10 bolas de acrĺic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Demais componentes</text:p>
          </table:table-cell>
          <table:table-cell office:value-type="float" office:value="141.74" calcext:value-type="float">
            <text:p>141,7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3:.C7])" office:value-type="float" office:value="626.36" calcext:value-type="float">
            <text:p>626,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Valor por placa</text:p>
          </table:table-cell>
          <table:table-cell table:formula="of:=[.C9]/15" office:value-type="float" office:value="41.7573333333333" calcext:value-type="float">
            <text:p>41,757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1:19:26.114906535</meta:creation-date>
    <dc:date>2023-11-26T20:16:14.228131161</dc:date>
    <meta:editing-duration>PT6M24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